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style:style>
    <style:style style:name="gr2" style:family="graphic" style:parent-style-name="standard">
      <style:graphic-properties svg:stroke-color="#000000" draw:fill="solid" draw:fill-color="#ffffff" draw:textarea-horizontal-align="justify" draw:textarea-vertical-align="middle" draw:auto-grow-height="false"/>
    </style:style>
    <style:style style:name="gr3" style:family="graphic" style:parent-style-name="standard">
      <style:graphic-properties svg:stroke-color="#000000" draw:fill="solid" draw:fill-color="#dddddd" draw:textarea-horizontal-align="justify" draw:textarea-vertical-align="middle" draw:auto-grow-height="false"/>
    </style:style>
    <style:style style:name="gr4" style:family="graphic" style:parent-style-name="standard">
      <style:graphic-properties svg:stroke-color="#000000" draw:fill="solid" draw:fill-color="#3465a4" draw:textarea-horizontal-align="justify" draw:textarea-vertical-align="middle" draw:auto-grow-height="false"/>
    </style:style>
    <style:style style:name="gr5" style:family="graphic" style:parent-style-name="standard">
      <style:graphic-properties svg:stroke-color="#000000" draw:fill="solid" draw:fill-color="#ff6633" draw:textarea-horizontal-align="justify" draw:textarea-vertical-align="middle" draw:auto-grow-height="false"/>
    </style:style>
    <style:style style:name="gr6" style:family="graphic" style:parent-style-name="standard">
      <style:graphic-properties svg:stroke-color="#000000" draw:fill="solid" draw:fill-color="#3deb3d" draw:textarea-horizontal-align="justify" draw:textarea-vertical-align="middle" draw:auto-grow-height="fals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9" style:family="graphic" style:parent-style-name="standard">
      <style:graphic-properties draw:stroke="none" svg:stroke-color="#000000" draw:fill="none" draw:fill-color="#ffffff" draw:textarea-horizontal-align="left" draw:auto-grow-height="true" draw:auto-grow-width="false" fo:min-height="6.261cm" fo:min-width="15.2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8cm" svg:height="10.15cm" svg:x="1.099cm" svg:y="2.099cm">
          <text:p/>
          <draw:enhanced-geometry svg:viewBox="0 0 21600 21600" draw:type="rectangle" draw:enhanced-path="M 0 0 L 21600 0 21600 21600 0 21600 0 0 Z N"/>
        </draw:custom-shape>
        <draw:custom-shape draw:style-name="gr2" draw:text-style-name="P1" draw:layer="layout" svg:width="4.8cm" svg:height="1cm" svg:x="1.099cm" svg:y="1.149cm">
          <text:p text:style-name="P2"><text:span text:style-name="T1">LEGENDE</text:span></text:p>
          <draw:enhanced-geometry svg:viewBox="0 0 21600 21600" draw:type="rectangle" draw:enhanced-path="M 0 0 L 21600 0 21600 21600 0 21600 0 0 Z N"/>
        </draw:custom-shape>
        <draw:custom-shape draw:style-name="gr2" draw:text-style-name="P1" draw:layer="layout" svg:width="2.799cm" svg:height="0.899cm" svg:x="1.95cm" svg:y="2.599cm">
          <text:p text:style-name="P2"><text:span text:style-name="T1">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749cm" svg:height="1cm" svg:x="2cm" svg:y="3.949cm">
          <text:p text:style-name="P2"><text:span text:style-name="T1">Data file</text:span></text:p>
          <draw:enhanced-geometry svg:viewBox="0 0 21600 21600" draw:type="rectangle" draw:enhanced-path="M 0 0 L 21600 0 21600 21600 0 21600 0 0 Z N"/>
        </draw:custom-shape>
        <draw:custom-shape draw:style-name="gr3" draw:text-style-name="P1" draw:layer="layout" svg:width="2.85cm" svg:height="0.95cm" svg:x="1.899cm" svg:y="6.349cm">
          <text:p text:style-name="P2"><text:span text:style-name="T1">Attribu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2.2cm" svg:height="1.05cm" svg:x="2.149cm" svg:y="7.749cm">
          <text:p text:style-name="P2"><text:span text:style-name="T2">Logiciel</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 draw:text-style-name="P1" draw:layer="layout" svg:width="2.5cm" svg:height="0.5cm" svg:x="2.149cm" svg:y="4.999cm">
          <text:p text:style-name="P2"><text:span text:style-name="T1">Spatial</text:span></text:p>
          <draw:enhanced-geometry svg:viewBox="0 0 21600 21600" draw:type="rectangle" draw:enhanced-path="M 0 0 L 21600 0 21600 21600 0 21600 0 0 Z N"/>
        </draw:custom-shape>
        <draw:custom-shape draw:style-name="gr6" draw:text-style-name="P1" draw:layer="layout" svg:width="2.5cm" svg:height="0.5cm" svg:x="2.149cm" svg:y="5.599cm">
          <text:p text:style-name="P2"><text:span text:style-name="T1">Temporal</text:span></text:p>
          <draw:enhanced-geometry svg:viewBox="0 0 21600 21600" draw:type="rectangle" draw:enhanced-path="M 0 0 L 21600 0 21600 21600 0 21600 0 0 Z N"/>
        </draw:custom-shape>
        <draw:custom-shape draw:style-name="gr6" draw:text-style-name="P1" xml:id="id3" draw:id="id3" draw:layer="layout" svg:width="3.2cm" svg:height="1.6cm" svg:x="8.9cm" svg:y="3.8cm">
          <text:p text:style-name="P2"><text:span text:style-name="T1">Température de</text:span></text:p>
          <text:p text:style-name="P2"><text:span text:style-name="T1">l’eau des x </text:span></text:p>
          <text:p text:style-name="P2"><text:span text:style-name="T1">jours précédents</text:span></text:p>
          <draw:enhanced-geometry svg:viewBox="0 0 21600 21600" draw:type="rectangle" draw:enhanced-path="M 0 0 L 21600 0 21600 21600 0 21600 0 0 Z N"/>
        </draw:custom-shape>
        <draw:custom-shape draw:style-name="gr6" draw:text-style-name="P1" xml:id="id1" draw:id="id1" draw:layer="layout" svg:width="3cm" svg:height="1.4cm" svg:x="9cm" svg:y="2.1cm">
          <text:p text:style-name="P2"><text:span text:style-name="T1">Prévisions de</text:span></text:p>
          <text:p text:style-name="P2"><text:span text:style-name="T1">La température</text:span></text:p>
          <text:p text:style-name="P2"><text:span text:style-name="T1">De l’eau</text:span></text:p>
          <draw:enhanced-geometry svg:viewBox="0 0 21600 21600" draw:type="rectangle" draw:enhanced-path="M 0 0 L 21600 0 21600 21600 0 21600 0 0 Z N"/>
        </draw:custom-shape>
        <draw:custom-shape draw:style-name="gr6" draw:text-style-name="P1" xml:id="id4" draw:id="id4" draw:layer="layout" svg:width="2.749cm" svg:height="1.1cm" svg:x="9.151cm" svg:y="5.625cm">
          <text:p text:style-name="P2"><text:span text:style-name="T1">Prévisions du </text:span></text:p>
          <text:p text:style-name="P2"><text:span text:style-name="T1">niveau du lac</text:span></text:p>
          <draw:enhanced-geometry svg:viewBox="0 0 21600 21600" draw:type="rectangle" draw:enhanced-path="M 0 0 L 21600 0 21600 21600 0 21600 0 0 Z N"/>
        </draw:custom-shape>
        <draw:custom-shape draw:style-name="gr6" draw:text-style-name="P1" xml:id="id5" draw:id="id5" draw:layer="layout" svg:width="3.3cm" svg:height="1.5cm" svg:x="8.9cm" svg:y="7cm">
          <text:p text:style-name="P2"><text:span text:style-name="T1">Niveau du </text:span></text:p>
          <text:p text:style-name="P2"><text:span text:style-name="T1">lac des x </text:span></text:p>
          <text:p text:style-name="P2"><text:span text:style-name="T1">jours précédents</text:span></text:p>
          <draw:enhanced-geometry svg:viewBox="0 0 21600 21600" draw:type="rectangle" draw:enhanced-path="M 0 0 L 21600 0 21600 21600 0 21600 0 0 Z N"/>
        </draw:custom-shape>
        <draw:custom-shape draw:style-name="gr5" draw:text-style-name="P1" xml:id="id7" draw:id="id7" draw:layer="layout" svg:width="6.6cm" svg:height="1.1cm" svg:x="6.9cm" svg:y="8.7cm">
          <text:p text:style-name="P2"><text:span text:style-name="T1">Relation entre le niveau de l’eau </text:span></text:p>
          <text:p text:style-name="P2"><text:span text:style-name="T1">et les zones (polygones) inondées</text:span></text:p>
          <draw:enhanced-geometry svg:viewBox="0 0 21600 21600" draw:type="rectangle" draw:enhanced-path="M 0 0 L 21600 0 21600 21600 0 21600 0 0 Z N"/>
        </draw:custom-shape>
        <draw:custom-shape draw:style-name="gr2" draw:text-style-name="P1" xml:id="id6" draw:id="id6" draw:layer="layout" svg:width="4.6cm" svg:height="1.299cm" svg:x="17.2cm" svg:y="2.1cm">
          <text:p text:style-name="P2"><text:span text:style-name="T1">Modèle de </text:span></text:p>
          <text:p text:style-name="P2"><text:span text:style-name="T1">développement larv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2.2cm" svg:height="1.05cm" svg:x="6.5cm" svg:y="1.45cm">
          <text:p text:style-name="P2"><text:span text:style-name="T2">VBNET</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1" xml:id="id2" draw:id="id2" draw:layer="layout" svg:width="4.6cm" svg:height="1.299cm" svg:x="17.2cm" svg:y="4.601cm">
          <text:p text:style-name="P2"><text:span text:style-name="T1">Code princip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2" draw:layer="layout" svg:x1="12cm" svg:y1="2.8cm" svg:x2="17.2cm" svg:y2="5.25cm" draw:start-shape="id1" draw:start-glue-point="1" draw:end-shape="id2" svg:d="m12000 2800h2600v2450h2600">
          <text:p/>
        </draw:connector>
        <draw:connector draw:style-name="gr7" draw:text-style-name="P2" draw:layer="layout" draw:line-skew="-0.05cm" svg:x1="12.1cm" svg:y1="4.6cm" svg:x2="17.2cm" svg:y2="5.25cm" draw:start-shape="id3" draw:start-glue-point="1" draw:end-shape="id2" svg:d="m12100 4600h2500v650h2600">
          <text:p/>
        </draw:connector>
        <draw:connector draw:style-name="gr7" draw:text-style-name="P2" draw:layer="layout" draw:line-skew="0.05cm" svg:x1="11.9cm" svg:y1="6.175cm" svg:x2="17.2cm" svg:y2="5.25cm" draw:start-shape="id4" draw:start-glue-point="1" draw:end-shape="id2" svg:d="m11900 6175h2700v-925h2600">
          <text:p/>
        </draw:connector>
        <draw:connector draw:style-name="gr7" draw:text-style-name="P2" draw:layer="layout" draw:line-skew="-0.1cm" svg:x1="12.2cm" svg:y1="7.75cm" svg:x2="17.2cm" svg:y2="5.25cm" draw:start-shape="id5" draw:end-shape="id2" svg:d="m12200 7750h2400v-2500h2600">
          <text:p/>
        </draw:connector>
        <draw:connector draw:style-name="gr7" draw:text-style-name="P2" draw:layer="layout" svg:x1="19.5cm" svg:y1="2.1cm" svg:x2="19.5cm" svg:y2="2.1cm" draw:start-shape="id6" draw:start-glue-point="0" draw:end-shape="id6" draw:end-glue-point="0" svg:d="m19500 2100">
          <text:p/>
        </draw:connector>
        <draw:connector draw:style-name="gr7" draw:text-style-name="P2" draw:layer="layout" svg:x1="19.5cm" svg:y1="3.399cm" svg:x2="19.5cm" svg:y2="4.601cm" draw:start-shape="id6" draw:start-glue-point="2" draw:end-shape="id2" draw:end-glue-point="0" svg:d="m19500 3399v1202">
          <text:p/>
        </draw:connector>
        <draw:connector draw:style-name="gr7" draw:text-style-name="P2" draw:layer="layout" draw:line-skew="-0.75cm" svg:x1="13.5cm" svg:y1="9.25cm" svg:x2="17.2cm" svg:y2="5.25cm" draw:start-shape="id7" draw:start-glue-point="1" draw:end-shape="id2" svg:d="m13500 9250h1100v-4000h2600">
          <text:p/>
        </draw:connector>
        <draw:custom-shape draw:style-name="gr8" draw:text-style-name="P2" draw:layer="layout" svg:width="3.1cm" svg:height="2.4cm" svg:x="2cm" svg:y="7.6cm">
          <text:p/>
          <draw:enhanced-geometry svg:viewBox="0 0 21600 21600" draw:glue-points="10800 0 0 10800 10800 21600 21600 10800" draw:type="flowchart-process" draw:enhanced-path="M 0 0 L 21600 0 21600 21600 0 21600 0 0 Z N"/>
        </draw:custom-shape>
        <draw:custom-shape draw:style-name="gr8" draw:text-style-name="P2" draw:layer="layout" svg:width="16.8cm" svg:height="9.1cm" svg:x="6.3cm" svg:y="1.2cm">
          <text:p/>
          <draw:enhanced-geometry svg:viewBox="0 0 21600 21600" draw:glue-points="10800 0 0 10800 10800 21600 21600 10800" draw:type="flowchart-process" draw:enhanced-path="M 0 0 L 21600 0 21600 21600 0 21600 0 0 Z N"/>
        </draw:custom-shape>
        <draw:custom-shape draw:style-name="gr4" draw:text-style-name="P3" draw:layer="layout" svg:width="2.2cm" svg:height="1.05cm" svg:x="6.4cm" svg:y="10.85cm">
          <text:p text:style-name="P2"><text:span text:style-name="T2">R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2" draw:layer="layout" svg:width="16.8cm" svg:height="9.1cm" svg:x="6.3cm" svg:y="10.5cm">
          <text:p/>
          <draw:enhanced-geometry svg:viewBox="0 0 21600 21600" draw:glue-points="10800 0 0 10800 10800 21600 21600 10800" draw:type="flowchart-process" draw:enhanced-path="M 0 0 L 21600 0 21600 21600 0 21600 0 0 Z N"/>
        </draw:custom-shape>
        <draw:custom-shape draw:style-name="gr2" draw:text-style-name="P1" xml:id="id8" draw:id="id8" draw:layer="layout" svg:width="6.5cm" svg:height="2.4cm" svg:x="16.25cm" svg:y="7.7cm">
          <text:p text:style-name="P2"><text:span text:style-name="T1">Fichier spécifiant pour </text:span></text:p>
          <text:p text:style-name="P2"><text:span text:style-name="T1">chaque zone (polygone) :</text:span></text:p>
          <text:p text:style-name="P2"><text:span text:style-name="T1">1) le stade larvaire atteint</text:span></text:p>
          <text:p text:style-name="P2"><text:span text:style-name="T1">2) les prévisions d’évolution</text:span></text:p>
          <text:p text:style-name="P2"><text:span text:style-name="T1">3) les alertes </text:span></text:p>
          <draw:enhanced-geometry svg:viewBox="0 0 21600 21600" draw:type="rectangle" draw:enhanced-path="M 0 0 L 21600 0 21600 21600 0 21600 0 0 Z N"/>
        </draw:custom-shape>
        <draw:connector draw:style-name="gr7" draw:text-style-name="P2" draw:layer="layout" svg:x1="19.5cm" svg:y1="5.9cm" svg:x2="19.5cm" svg:y2="7.7cm" draw:start-shape="id2" draw:start-glue-point="2" draw:end-shape="id8" draw:end-glue-point="0" svg:d="m19500 5900v1800">
          <text:p/>
        </draw:connector>
        <draw:connector draw:style-name="gr7" draw:text-style-name="P2" draw:layer="layout" svg:x1="19.5cm" svg:y1="10.1cm" svg:x2="14.55cm" svg:y2="12.689cm" draw:start-shape="id8" draw:start-glue-point="2" draw:end-shape="id9" svg:d="m19500 10100v1295h-4950v1294">
          <text:p/>
        </draw:connector>
        <draw:frame draw:style-name="gr9" xml:id="id9" draw:id="id9" draw:layer="layout" svg:width="15.7cm" svg:height="6.659cm" svg:x="6.7cm" svg:y="12.689cm">
          <draw:text-box>
            <text:p>Dans RS : couche vectorielle prédéfinie</text:p>
            <text:p>Contenant les polygones représentant</text:p>
            <text:p>Les différentes zones de la zone alluviale.</text:p>
            <text:p>Le fichier sortant de Vbnet permet d’attribuer</text:p>
            <text:p>La bonne couleur (correspondant à un certain stade larvaire) aux polygones, puis on doit pouvoir, en cliquant sur un polygone, voir un graphe de prévision de stades larvaires. Un icone d’alerte doit apparaitre lorsque l’hélicoptère doit etre commandé.</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3-31T18:10:02.29</meta:creation-date>
    <dc:date>2015-03-31T19:54:41.51</dc:date>
    <meta:editing-duration>PT43M13S</meta:editing-duration>
    <meta:editing-cycles>2</meta:editing-cycles>
    <meta:generator>LibreOffice/3.5$Windows_x86 LibreOffice_project/e0fbe70-5879838-a0745b0-0cd1158-638b327</meta:generator>
    <meta:document-statistic meta:object-count="31"/>
  </office:meta>
</office:document-meta>
</file>